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44470668" calcext:value-type="float">
            <text:p>1,044470668</text:p>
          </table:table-cell>
          <table:table-cell office:value-type="float" office:value="0.5940495133" calcext:value-type="float">
            <text:p>0,5940495133</text:p>
          </table:table-cell>
          <table:table-cell office:value-type="float" office:value="0.001231527072" calcext:value-type="float">
            <text:p>0,0012315271</text:p>
          </table:table-cell>
          <table:table-cell office:value-type="float" office:value="0.00001578880801" calcext:value-type="float">
            <text:p>1,578880801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2" calcext:value-type="float">
            <text:p>32622</text:p>
          </table:table-cell>
          <table:table-cell office:value-type="float" office:value="1.024941325" calcext:value-type="float">
            <text:p>1,024941325</text:p>
          </table:table-cell>
          <table:table-cell office:value-type="float" office:value="0.599036634" calcext:value-type="float">
            <text:p>0,599036634</text:p>
          </table:table-cell>
          <table:table-cell office:value-type="float" office:value="0.0006137093296" calcext:value-type="float">
            <text:p>0,0006137093</text:p>
          </table:table-cell>
          <table:table-cell office:value-type="float" office:value="0.00001573613736" calcext:value-type="float">
            <text:p>1,573613736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97" calcext:value-type="float">
            <text:p>32697</text:p>
          </table:table-cell>
          <table:table-cell office:value-type="float" office:value="1.098424077" calcext:value-type="float">
            <text:p>1,098424077</text:p>
          </table:table-cell>
          <table:table-cell office:value-type="float" office:value="0.597913146" calcext:value-type="float">
            <text:p>0,597913146</text:p>
          </table:table-cell>
          <table:table-cell office:value-type="float" office:value="0.001271805144" calcext:value-type="float">
            <text:p>0,0012718051</text:p>
          </table:table-cell>
          <table:table-cell office:value-type="float" office:value="0.00001570129825" calcext:value-type="float">
            <text:p>1,570129825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86" calcext:value-type="float">
            <text:p>32886</text:p>
          </table:table-cell>
          <table:table-cell office:value-type="float" office:value="1.034126282" calcext:value-type="float">
            <text:p>1,034126282</text:p>
          </table:table-cell>
          <table:table-cell office:value-type="float" office:value="0.5992361903" calcext:value-type="float">
            <text:p>0,5992361903</text:p>
          </table:table-cell>
          <table:table-cell office:value-type="float" office:value="0.0005463713314" calcext:value-type="float">
            <text:p>0,0005463713</text:p>
          </table:table-cell>
          <table:table-cell office:value-type="float" office:value="0.0000156106089" calcext:value-type="float">
            <text:p>1,5610608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44" calcext:value-type="float">
            <text:p>32944</text:p>
          </table:table-cell>
          <table:table-cell office:value-type="float" office:value="1.043505073" calcext:value-type="float">
            <text:p>1,043505073</text:p>
          </table:table-cell>
          <table:table-cell office:value-type="float" office:value="0.5985959172" calcext:value-type="float">
            <text:p>0,5985959172</text:p>
          </table:table-cell>
          <table:table-cell office:value-type="float" office:value="0.0007479898049" calcext:value-type="float">
            <text:p>0,0007479898</text:p>
          </table:table-cell>
          <table:table-cell office:value-type="float" office:value="0.00001558312033" calcext:value-type="float">
            <text:p>1,55831203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56" calcext:value-type="float">
            <text:p>33056</text:p>
          </table:table-cell>
          <table:table-cell office:value-type="float" office:value="1.061154246" calcext:value-type="float">
            <text:p>1,061154246</text:p>
          </table:table-cell>
          <table:table-cell office:value-type="float" office:value="0.5954111814" calcext:value-type="float">
            <text:p>0,5954111814</text:p>
          </table:table-cell>
          <table:table-cell office:value-type="float" office:value="0.0006522549666" calcext:value-type="float">
            <text:p>0,000652255</text:p>
          </table:table-cell>
          <table:table-cell office:value-type="float" office:value="0.00001552988033" calcext:value-type="float">
            <text:p>1,552988033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73" calcext:value-type="float">
            <text:p>33173</text:p>
          </table:table-cell>
          <table:table-cell office:value-type="float" office:value="1.03797698" calcext:value-type="float">
            <text:p>1,03797698</text:p>
          </table:table-cell>
          <table:table-cell office:value-type="float" office:value="0.5967481732" calcext:value-type="float">
            <text:p>0,5967481732</text:p>
          </table:table-cell>
          <table:table-cell office:value-type="float" office:value="0.0005106778117" calcext:value-type="float">
            <text:p>0,0005106778</text:p>
          </table:table-cell>
          <table:table-cell office:value-type="float" office:value="0.00001547508509" calcext:value-type="float">
            <text:p>1,547508509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64" calcext:value-type="float">
            <text:p>33264</text:p>
          </table:table-cell>
          <table:table-cell office:value-type="float" office:value="1.096150041" calcext:value-type="float">
            <text:p>1,096150041</text:p>
          </table:table-cell>
          <table:table-cell office:value-type="float" office:value="0.5981743336" calcext:value-type="float">
            <text:p>0,5981743336</text:p>
          </table:table-cell>
          <table:table-cell office:value-type="float" office:value="0.000956760603" calcext:value-type="float">
            <text:p>0,0009567606</text:p>
          </table:table-cell>
          <table:table-cell office:value-type="float" office:value="0.00001543162216" calcext:value-type="float">
            <text:p>1,543162216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18" calcext:value-type="float">
            <text:p>33418</text:p>
          </table:table-cell>
          <table:table-cell office:value-type="float" office:value="1.299480081" calcext:value-type="float">
            <text:p>1,299480081</text:p>
          </table:table-cell>
          <table:table-cell office:value-type="float" office:value="0.5949720144" calcext:value-type="float">
            <text:p>0,5949720144</text:p>
          </table:table-cell>
          <table:table-cell office:value-type="float" office:value="0.0009676527698" calcext:value-type="float">
            <text:p>0,0009676528</text:p>
          </table:table-cell>
          <table:table-cell office:value-type="float" office:value="0.00001535956835" calcext:value-type="float">
            <text:p>1,53595683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618" calcext:value-type="float">
            <text:p>33618</text:p>
          </table:table-cell>
          <table:table-cell office:value-type="float" office:value="1.236237645" calcext:value-type="float">
            <text:p>1,236237645</text:p>
          </table:table-cell>
          <table:table-cell office:value-type="float" office:value="0.5979777575" calcext:value-type="float">
            <text:p>0,5979777575</text:p>
          </table:table-cell>
          <table:table-cell office:value-type="float" office:value="0.0007175353239" calcext:value-type="float">
            <text:p>0,0007175353</text:p>
          </table:table-cell>
          <table:table-cell office:value-type="float" office:value="0.00001526670894" calcext:value-type="float">
            <text:p>1,526670894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976466418" calcext:value-type="float">
            <text:p>1,0976466418</text:p>
          </table:table-cell>
          <table:table-cell table:formula="of:=AVERAGE([.D2:.D11])" office:value-type="float" office:value="0.59721148609" calcext:value-type="float">
            <text:p>0,5972114861</text:p>
          </table:table-cell>
          <table:table-cell table:formula="of:=AVERAGE([.E2:.E11])" office:value-type="float" office:value="0.00082162841569" calcext:value-type="float">
            <text:p>0,0008216284</text:p>
          </table:table-cell>
          <table:table-cell table:formula="of:=AVERAGE([.F2:.F11])" office:value-type="float" office:value="0.000015548283772" calcext:value-type="float">
            <text:p>1,5548283772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16:06.487545403</dc:date>
    <meta:document-statistic meta:table-count="1" meta:cell-count="70" meta:object-count="0"/>
    <meta:generator>LibreOffice/4.1.4.2$Linux_X86_64 LibreOffice_project/410m0$Build-2</meta:generator>
  </office:meta>
</office:document-meta>
</file>